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f14" officeooo:paragraph-rsid="0013df14"/>
    </style:style>
    <style:style style:name="P2" style:family="paragraph" style:parent-style-name="Standard">
      <style:text-properties officeooo:rsid="0014ef8d" officeooo:paragraph-rsid="0014e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vieBot 1.0 </text:p>
      <text:p text:style-name="P1">- Gets input</text:p>
      <text:p text:style-name="P1">- Loads input into Map</text:p>
      <text:p text:style-name="P1">- Prints a response</text:p>
      <text:p text:style-name="P1"/>
      <text:p text:style-name="P1">gravieBot 2.0</text:p>
      <text:p text:style-name="P1">- Reads tweets</text:p>
      <text:p text:style-name="P1">- Loads tweets to Map</text:p>
      <text:p text:style-name="P1">- Saves tweets to backup file</text:p>
      <text:p text:style-name="P1">- Loads backup file</text:p>
      <text:p text:style-name="P1">- Prints a response based on tweet</text:p>
      <text:p text:style-name="P1"/>
      <text:p text:style-name="P2">gravieBot 3.0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09:36.694786912</meta:creation-date>
    <dc:date>2019-06-21T06:24:26.979721787</dc:date>
    <meta:editing-duration>P2DT8H4M29S</meta:editing-duration>
    <meta:editing-cycles>1</meta:editing-cycles>
    <meta:document-statistic meta:table-count="0" meta:image-count="0" meta:object-count="0" meta:page-count="1" meta:paragraph-count="11" meta:word-count="43" meta:character-count="210" meta:non-whitespace-character-count="177"/>
    <meta:generator>LibreOffice/6.0.7.3$Linux_X86_64 LibreOffice_project/00m0$Build-3</meta:generator>
  </office:meta>
</office:document-meta>
</file>